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ErrorHandler.XPointerErrorHandl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ErrorHandler.XPointer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ErrorHandl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ErrorHandl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ointerErrorHandler.printError( String type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PointerErrorHandl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